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4" style:family="paragraph" style:parent-style-name="Heading_20_1">
      <style:text-properties fo:font-weight="bold" style:font-weight-asian="bold"/>
    </style:style>
    <style:style style:name="P15" style:family="paragraph" style:parent-style-name="Heading_20_1">
      <style:paragraph-properties style:snap-to-layout-grid="false"/>
      <style:text-properties fo:font-weight="bold" style:font-weight-asian="bold"/>
    </style:style>
    <style:style style:name="P16" style:family="paragraph" style:parent-style-name="Heading_20_1">
      <style:text-properties style:font-name="Helvetica" style:font-name-complex="Helvetica"/>
    </style:style>
    <style:style style:name="P17" style:family="paragraph" style:parent-style-name="Heading_20_4">
      <style:text-properties style:font-name="Helvetica" style:font-name-complex="Helvetica"/>
    </style:style>
    <style:style style:name="P1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9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0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3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5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4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5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29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9199847803659382936" text:style-name="L1">
              <text:list-item>
                <text:p text:style-name="P19">Bug fix in mndomain class</text:p>
              </text:list-item>
              <text:list-item>
                <text:p text:style-name="P19">Updated class diagrams</text:p>
              </text:list-item>
              <text:list-item>
                <text:p text:style-name="P19">Updated design document with new class diagrams</text:p>
              </text:list-item>
              <text:list-item>
                <text:p text:style-name="P19">Statistics page</text:p>
                <text:p text:style-name="P19"/>
                <text:p text:style-name="P19"/>
                <text:p text:style-name="P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685689896495025138" text:style-name="L2">
              <text:list-item>
                <text:p text:style-name="P20"/>
                <text:p text:style-name="P20"/>
                <text:p text:style-name="P20"/>
                <text:p text:style-name="P20"/>
                <text:p text:style-name="P20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4320991" text:continue-numbering="true" text:style-name="L2">
              <text:list-item>
                <text:p text:style-name="P20">Finalizing the documentation and implementation</text:p>
                <text:p text:style-name="P20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7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6" text:outline-level="1">Monday</text:h>
          </table:table-cell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10">Meeting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MN domain bug fix, class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7</text:p>
          </table:table-cell>
          <table:table-cell table:style-name="Table4.A10" office:value-type="string">
            <text:p text:style-name="P10">Documentation, design documentation, statistics, minutes of meeting, final questionnaire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0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2-29T14:17:09.39</dc:date>
    <meta:print-date>1998-10-09T11:53:00</meta:print-date>
    <meta:editing-cycles>35</meta:editing-cycles>
    <meta:editing-duration>PT2H25M29S</meta:editing-duration>
    <meta:generator>OpenOffice/4.0.1$Win32 OpenOffice.org_project/401m5$Build-9714</meta:generator>
    <meta:document-statistic meta:table-count="4" meta:image-count="3" meta:object-count="0" meta:page-count="2" meta:paragraph-count="37" meta:word-count="83" meta:character-count="513"/>
  </office:meta>
</office:document-meta>
</file>